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Standard" style:list-style-name="L1">
      <style:paragraph-properties fo:text-align="justify" style:justify-single-word="false"/>
      <style:text-properties fo:font-style="italic" style:font-style-asian="italic" style:font-style-complex="italic"/>
    </style:style>
    <style:style style:name="T1" style:family="text">
      <style:text-properties fo:font-variant="normal" fo:text-transform="none" fo:color="#000000" style:font-name="Times" fo:font-size="14pt" fo:letter-spacing="normal" fo:font-style="normal" fo:font-weight="bold"/>
    </style:style>
    <style:style style:name="T2" style:family="text">
      <style:text-properties fo:font-variant="normal" fo:text-transform="none" fo:color="#000000" style:font-name="Times" fo:font-size="14pt" fo:letter-spacing="normal" fo:font-style="normal" fo:font-weight="normal"/>
    </style:style>
    <style:style style:name="T3" style:family="text">
      <style:text-properties fo:font-variant="normal" fo:text-transform="none" fo:color="#000000" style:font-name="Times" fo:letter-spacing="normal" fo:font-style="normal" fo:font-weight="bold"/>
    </style:style>
    <style:style style:name="T4" style:family="text">
      <style:text-properties fo:font-variant="normal" fo:text-transform="none" fo:color="#000000" style:font-name="Times"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fo:font-weight="bold"/>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12956252597838167" text:style-name="L1">
        <text:list-item>
          <text:p text:style-name="P1">prof nous conseille le livre "s'organiser pour réussir" sur la gestion des tâches pour nous donner des idées pour notre appli</text:p>
        </text:list-item>
        <text:list-item>
          <text:p text:style-name="P1">on devrait faire plusieurs visualisations : par semaine, mois et année</text:p>
        </text:list-item>
        <text:list-item>
          <text:p text:style-name="P1">réorganisation</text:p>
          <text:list>
            <text:list-item>
              <text:p text:style-name="P1">possibilité annuler / reporter tâche, appli doit alors réorganiser</text:p>
            </text:list-item>
            <text:list-item>
              <text:p text:style-name="P1">possibilité, une fois le résultat proposé par l'appli, de réorganiser. On ne doit pas créer un algorithme de tri pour réorganiser automatiquement : trop complexe. Laisser l'utilisateur déplacer lui même une tâche par exemple.</text:p>
            </text:list-item>
          </text:list>
        </text:list-item>
        <text:list-item>
          <text:p text:style-name="P1">affiliation de tâches</text:p>
          <text:list>
            <text:list-item>
              <text:p text:style-name="P1">créer des projets : c'est pas les catégories, c'est un projet (par exemple projet java, écriture livre...) qui aura des tâches (créer interface graphique) des sous tâches etc.</text:p>
            </text:list-item>
            <text:list-item>
              <text:p text:style-name="P1">idée attribut tâche mère (à null si tâche la plus au dessus) = bonne idée</text:p>
            </text:list-item>
          </text:list>
        </text:list-item>
        <text:list-item>
          <text:p text:style-name="P1">voir ce qu'on peut développer en parallèle dans notre propre projet</text:p>
        </text:list-item>
        <text:list-item>
          <text:p text:style-name="P1">associer des informations à des tâches</text:p>
          <text:list>
            <text:list-item>
              <text:p text:style-name="P1">certaines tâches nécessitent d'être accompagnées d'informations</text:p>
            </text:list-item>
            <text:list-item>
              <text:p text:style-name="P1">par exemple</text:p>
              <text:list>
                <text:list-item>
                  <text:p text:style-name="P1">"appeler machin" doit être accompagnée du numéro de téléphone de machin</text:p>
                </text:list-item>
                <text:list-item>
                  <text:p text:style-name="P1">"aller a réunion" doit être accompagné du compte rendu de la réunion précédente</text:p>
                </text:list-item>
              </text:list>
            </text:list-item>
          </text:list>
        </text:list-item>
        <text:list-item>
          <text:p text:style-name="P1">"périodes" incompatibles avec certaines tâches</text:p>
          <text:list>
            <text:list-item>
              <text:p text:style-name="P1">il vaut mieux pas finalement retirer dimanche</text:p>
            </text:list-item>
            <text:list-item>
              <text:p text:style-name="P1">laisser l'utilisateur faire ses contraintes</text:p>
            </text:list-item>
            <text:list-item>
              <text:p text:style-name="P1">idées catégories de temps et tranches de temps (type dimanche, vacances, maladie etc) = bonne idée mais garder pour plus tard uniquement si on a bien fait les bases</text:p>
            </text:list-item>
          </text:list>
        </text:list-item>
        <text:list-item>
          <text:p text:style-name="P1">évolution de l'application et mise en vente</text:p>
          <text:list>
            <text:list-item>
              <text:p text:style-name="P1">prof a évoquer l'idée que si notre application évolue bien elle puisse être commercialisée</text:p>
            </text:list-item>
            <text:list-item>
              <text:p text:style-name="P1">sur le marché, on trouve que</text:p>
              <text:list>
                <text:list-item>
                  <text:p text:style-name="P1">soit des appli trop évoluées complexes et chères pour entreprises</text:p>
                </text:list-item>
                <text:list-item>
                  <text:p text:style-name="P1">soit des appli trop simples et basiques pour particulier</text:p>
                </text:list-item>
              </text:list>
            </text:list-item>
            <text:list-item>
              <text:p text:style-name="P1">on pourrait être l'entre deux</text:p>
            </text:list-item>
            <text:list-item>
              <text:p text:style-name="P1">si on se prof en applis mobiles l'an prochain, on pourra continuer ce projet</text:p>
            </text:list-item>
          </text:list>
        </text:list-item>
        <text:list-item>
          <text:p text:style-name="P1">idée statistiques</text:p>
          <text:list>
            <text:list-item>
              <text:p text:style-name="P1">pourrait faire statistiques par type de tâches : "ce mois si vous avez beaucoup fait de divertissement et sport, faites attention a travailler plus"</text:p>
            </text:list-item>
            <text:list-item>
              <text:p text:style-name="P1">vision genre camambert ou autre, enfin statistiques visuelles pour avoir un apperçu en un coup d'oeil</text:p>
            </text:list-item>
            <text:list-item>
              <text:p text:style-name="P1">pourcentage des tâches décalées / annulées / échouées ? (pour avoir une idée de si on réussit bien</text:p>
            </text:list-item>
          </text:list>
        </text:list-item>
        <text:list-item>
          <text:p text:style-name="P1">gestion des semaines</text:p>
          <text:list>
            <text:list-item>
              <text:p text:style-name="P1">ne pas stocker d'instances de semaines</text:p>
            </text:list-item>
            <text:list-item>
              <text:p text:style-name="P1">Stocker uniquement la liste des tâches</text:p>
            </text:list-item>
            <text:list-item>
              <text:p text:style-name="P1">lorsqu'on demande a afficher la semaine 17 octobre 2023, peut pas être stockée, du coup appli fouille dans tâches lesquelles sont récurrentes (hebdomadaires, mensuelles mais tombant cette semaine etc) et lesquelles sont spécialement datées pour cette semaine (pas forcément datées explicitement par l'utilisateur, mais peut être aussi date choisie par l'appli) et afficher, sur le cadre de base de la semaine, automatiquement les tâches ainsi trouvées</text:p>
            </text:list-item>
          </text:list>
        </text:list-item>
        <text:list-item>
          <text:p text:style-name="P1">gestion de notre propre projet</text:p>
          <text:list>
            <text:list-item>
              <text:p text:style-name="P1">possibilité d'effectuer des tâches parrallèles</text:p>
            </text:list-item>
          </text:list>
        </text:list-item>
        <text:list-item>
          <text:p text:style-name="P1">BDD et java</text:p>
          <text:list>
            <text:list-item>
              <text:p text:style-name="P1">JDBC et hibernate sont deux bonnes idées, à nous de choisir</text:p>
            </text:list-item>
            <text:list-item>
              <text:p text:style-name="P1"><text:soft-page-break/>ces deux (trucs... Applis ?) transforment dans notre appli les tuples de la BDD en objets java manipulables</text:p>
            </text:list-item>
          </text:list>
        </text:list-item>
        <text:list-item>
          <text:p text:style-name="P1">christian retore a mis a jour la page projets</text:p>
          <text:list>
            <text:list-item>
              <text:p text:style-name="P3">note (entre nous) : je viens de lire ça :</text:p>
            </text:list-item>
            <text:list-item>
              <text:p text:style-name="P2">"<text:span text:style-name="T5">L'absence injustifiée à deux rendez-vous consécutifs avec l'encadrant entraîne un 0 à cette UE obligatoire.</text:span></text:p>
            </text:list-item>
            <text:list-item>
              <text:p text:style-name="P3"><text:span text:style-name="T10">Les enseignants sont priés de me (Christian Retoré) signaler les étudiants absents."</text:span></text:p>
            </text:list-item>
            <text:list-item>
              <text:p text:style-name="P3"><text:span text:style-name="T10">pour feng je sais pas ce que ça va donner ^^</text:span></text:p>
            </text:list-item>
          </text:list>
        </text:list-item>
        <text:list-item>
          <text:p text:style-name="P1">liste des tâches</text:p>
          <text:list>
            <text:list-item>
              <text:p text:style-name="P1">pas forcément besoin d'avoir la liste de toutes les tâches</text:p>
            </text:list-item>
            <text:list-item>
              <text:p text:style-name="P1">juste une instance par tâche qu'on est en train de manipuler</text:p>
            </text:list-item>
            <text:list-item>
              <text:p text:style-name="P1">du coup, autres tâches : juste dans BDD (je crois)</text:p>
            </text:list-item>
            <text:list-item>
              <text:p text:style-name="P1">et repassées en objets via JDBC / hibernate quand on a besoin d'elles</text:p>
            </text:list-item>
            <text:list-item>
              <text:p text:style-name="P1">(enfin si j'ai bien compris)</text:p>
            </text:list-item>
          </text:list>
        </text:list-item>
        <text:list-item>
          <text:p text:style-name="P1">pour la semaine prochaine</text:p>
          <text:list>
            <text:list-item>
              <text:p text:style-name="P1">faire une interface vide</text:p>
            </text:list-item>
            <text:list-item>
              <text:p text:style-name="P1">chaque "case" de l'interface est appelée une fenêtre de l'appli</text:p>
            </text:list-item>
          </text:list>
        </text:list-item>
        <text:list-item>
          <text:p text:style-name="P1">décidé après que le prof soit partit</text:p>
          <text:list>
            <text:list-item>
              <text:p text:style-name="P1">répartition des tâches qui sera rappelée par cyri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svg:font-family="Time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2-13T14:39:58</meta:creation-date>
    <dc:date>2015-02-13T15:09:41</dc:date>
    <dc:creator>yjfjyf jjku</dc:creator>
    <meta:editing-duration>PT29M44S</meta:editing-duration>
    <meta:editing-cycles>39</meta:editing-cycles>
    <meta:generator>OpenOffice/4.1.1$Unix OpenOffice.org_project/411m6$Build-9775</meta:generator>
    <meta:document-statistic meta:table-count="0" meta:image-count="0" meta:object-count="0" meta:page-count="2" meta:paragraph-count="54" meta:word-count="661" meta:character-count="3802"/>
  </office:meta>
</office:document-meta>
</file>